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a547cb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a8e76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aaa85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ad358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b1906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b256e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b2ed3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b2f9d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c8746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ce1f5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DejaVu Sans" fo:font-size="12pt" fo:font-style="normal" fo:font-weight="normal" officeooo:rsid="009fff81" officeooo:paragraph-rsid="00bf582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normal" officeooo:rsid="009fff81" officeooo:paragraph-rsid="00d8f9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solid" draw:fill-color="#fde9a9"/>
      <style:paragraph-properties fo:background-color="#fde9a9"/>
      <style:text-properties style:font-name="DejaVu Sans" fo:font-size="12pt" fo:font-style="normal" fo:font-weight="normal" officeooo:rsid="00b7bd89" officeooo:paragraph-rsid="00b7bd8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solid" draw:fill-color="#fde9a9"/>
      <style:paragraph-properties fo:background-color="#fde9a9"/>
      <style:text-properties style:font-name="DejaVu Sans" fo:font-size="12pt" fo:font-style="normal" fo:font-weight="normal" officeooo:rsid="00b7bd89" officeooo:paragraph-rsid="00b92f5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DejaVu Sans" fo:font-size="12pt" fo:font-style="normal" fo:font-weight="bold" officeooo:rsid="0031f1af" officeooo:paragraph-rsid="000f2ab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2pt" fo:font-style="normal" fo:font-weight="bold" officeooo:rsid="0031f1af" officeooo:paragraph-rsid="00aaa85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DejaVu Sans" fo:font-size="12pt" fo:font-style="normal" fo:font-weight="bold" officeooo:rsid="0031f1af" officeooo:paragraph-rsid="00af2ba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DejaVu Sans" fo:font-size="12pt" fo:font-style="normal" fo:font-weight="bold" officeooo:rsid="0031f1af" officeooo:paragraph-rsid="00ad358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DejaVu Sans" fo:font-size="12pt" fo:font-style="normal" fo:font-weight="bold" officeooo:rsid="0031f1af" officeooo:paragraph-rsid="00b7bd8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DejaVu Sans" fo:font-size="12pt" fo:font-style="normal" fo:font-weight="bold" officeooo:rsid="0031f1af" officeooo:paragraph-rsid="00b92f5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DejaVu Sans" fo:font-size="12pt" fo:font-style="normal" fo:font-weight="bold" officeooo:rsid="0031f1af" officeooo:paragraph-rsid="00baffc5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DejaVu Sans" fo:font-size="12pt" fo:font-style="normal" fo:font-weight="bold" officeooo:rsid="0031f1af" officeooo:paragraph-rsid="00bc669a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DejaVu Sans" fo:font-size="12pt" fo:font-style="normal" fo:font-weight="bold" officeooo:rsid="0031f1af" officeooo:paragraph-rsid="00bcf22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DejaVu Sans" fo:font-size="12pt" fo:font-style="normal" fo:font-weight="bold" officeooo:rsid="0031f1af" officeooo:paragraph-rsid="00bf582c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DejaVu Sans" fo:font-size="12pt" fo:font-style="normal" fo:font-weight="bold" officeooo:rsid="0031f1af" officeooo:paragraph-rsid="00b2ed3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8pt" fo:font-style="normal" fo:font-weight="bold" officeooo:rsid="00ac4264" officeooo:paragraph-rsid="00b2ed38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8pt" fo:font-style="normal" fo:font-weight="bold" officeooo:rsid="00ac4264" officeooo:paragraph-rsid="00d8f990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8pt" fo:font-style="normal" fo:font-weight="bold" officeooo:rsid="00ac4264" officeooo:paragraph-rsid="00c8746c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5pt" fo:font-style="normal" fo:font-weight="bold" officeooo:rsid="0065128f" officeooo:paragraph-rsid="008c328b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loext:graphic-properties draw:fill="solid" draw:fill-color="#fde9a9"/>
      <style:paragraph-properties fo:background-color="#fde9a9"/>
      <style:text-properties style:font-name="DejaVu Sans" fo:font-size="15pt" fo:font-style="normal" fo:font-weight="bold" officeooo:rsid="0065128f" officeooo:paragraph-rsid="00af2ba0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loext:graphic-properties draw:fill="solid" draw:fill-color="#ffffff"/>
      <style:paragraph-properties fo:background-color="#ffffff"/>
      <style:text-properties style:font-name="DejaVu Sans" fo:font-size="15pt" fo:font-style="normal" fo:font-weight="bold" officeooo:rsid="00b7bd89" officeooo:paragraph-rsid="00b7bd89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loext:graphic-properties draw:fill="solid" draw:fill-color="#ffd74c"/>
      <style:paragraph-properties fo:text-align="center" style:justify-single-word="false" fo:background-color="#ffd74c"/>
      <style:text-properties officeooo:paragraph-rsid="001028a5"/>
    </style:style>
    <style:style style:name="P33" style:family="paragraph" style:parent-style-name="Standard">
      <loext:graphic-properties draw:fill="solid" draw:fill-color="#ffd74c"/>
      <style:paragraph-properties fo:text-align="center" style:justify-single-word="false" fo:background-color="#ffd74c"/>
      <style:text-properties officeooo:paragraph-rsid="00b7bd89"/>
    </style:style>
    <style:style style:name="P34" style:family="paragraph" style:parent-style-name="Standard">
      <loext:graphic-properties draw:fill="solid" draw:fill-color="#fde9a9"/>
      <style:paragraph-properties fo:background-color="#fde9a9"/>
      <style:text-properties fo:font-size="11pt" officeooo:rsid="00a30784" officeooo:paragraph-rsid="00a7062f" style:font-size-asian="11pt" style:font-size-complex="11pt"/>
    </style:style>
    <style:style style:name="P35" style:family="paragraph" style:parent-style-name="Standard">
      <loext:graphic-properties draw:fill="solid" draw:fill-color="#fde9a9"/>
      <style:paragraph-properties fo:background-color="#fde9a9"/>
      <style:text-properties fo:font-size="11pt" officeooo:rsid="00a30784" officeooo:paragraph-rsid="00af2ba0" style:font-size-asian="11pt" style:font-size-complex="11pt"/>
    </style:style>
    <style:style style:name="P36" style:family="paragraph" style:parent-style-name="Standard">
      <loext:graphic-properties draw:fill="solid" draw:fill-color="#ffffff"/>
      <style:paragraph-properties fo:background-color="#ffffff"/>
      <style:text-properties officeooo:paragraph-rsid="008c328b"/>
    </style:style>
    <style:style style:name="P37" style:family="paragraph" style:parent-style-name="Standard">
      <style:text-properties officeooo:paragraph-rsid="00a7062f"/>
    </style:style>
    <style:style style:name="P38" style:family="paragraph" style:parent-style-name="Standard">
      <loext:graphic-properties draw:fill="solid" draw:fill-color="#fde9a9"/>
      <style:paragraph-properties fo:background-color="#fde9a9"/>
      <style:text-properties officeooo:paragraph-rsid="00a8e76d"/>
    </style:style>
    <style:style style:name="P39" style:family="paragraph" style:parent-style-name="Standard">
      <style:text-properties officeooo:paragraph-rsid="00aaa856"/>
    </style:style>
    <style:style style:name="P40" style:family="paragraph" style:parent-style-name="Standard">
      <loext:graphic-properties draw:fill="solid" draw:fill-color="#fde9a9"/>
      <style:paragraph-properties fo:background-color="#fde9a9"/>
      <style:text-properties officeooo:paragraph-rsid="00aaa856"/>
    </style:style>
    <style:style style:name="P41" style:family="paragraph" style:parent-style-name="Standard">
      <style:text-properties officeooo:paragraph-rsid="00ac4264"/>
    </style:style>
    <style:style style:name="P42" style:family="paragraph" style:parent-style-name="Standard">
      <loext:graphic-properties draw:fill="solid" draw:fill-color="#fde9a9"/>
      <style:paragraph-properties fo:background-color="#fde9a9"/>
      <style:text-properties officeooo:paragraph-rsid="00ac4264"/>
    </style:style>
    <style:style style:name="P43" style:family="paragraph" style:parent-style-name="Standard">
      <style:text-properties officeooo:paragraph-rsid="00ad3583"/>
    </style:style>
    <style:style style:name="P44" style:family="paragraph" style:parent-style-name="Standard">
      <loext:graphic-properties draw:fill="solid" draw:fill-color="#fde9a9"/>
      <style:paragraph-properties fo:background-color="#fde9a9"/>
      <style:text-properties officeooo:paragraph-rsid="00ad3583"/>
    </style:style>
    <style:style style:name="P45" style:family="paragraph" style:parent-style-name="Standard">
      <style:text-properties officeooo:paragraph-rsid="00af2ba0"/>
    </style:style>
    <style:style style:name="P46" style:family="paragraph" style:parent-style-name="Standard">
      <loext:graphic-properties draw:fill="solid" draw:fill-color="#fde9a9"/>
      <style:paragraph-properties fo:background-color="#fde9a9"/>
      <style:text-properties officeooo:paragraph-rsid="00af2ba0"/>
    </style:style>
    <style:style style:name="P47" style:family="paragraph" style:parent-style-name="Standard">
      <style:text-properties officeooo:paragraph-rsid="00b02850"/>
    </style:style>
    <style:style style:name="P48" style:family="paragraph" style:parent-style-name="Standard">
      <style:text-properties officeooo:paragraph-rsid="00b19067"/>
    </style:style>
    <style:style style:name="P49" style:family="paragraph" style:parent-style-name="Standard">
      <loext:graphic-properties draw:fill="solid" draw:fill-color="#fde9a9"/>
      <style:paragraph-properties fo:background-color="#fde9a9"/>
      <style:text-properties officeooo:paragraph-rsid="00b19067"/>
    </style:style>
    <style:style style:name="P50" style:family="paragraph" style:parent-style-name="Standard">
      <style:text-properties officeooo:paragraph-rsid="00b256ef"/>
    </style:style>
    <style:style style:name="P51" style:family="paragraph" style:parent-style-name="Standard">
      <loext:graphic-properties draw:fill="solid" draw:fill-color="#fde9a9"/>
      <style:paragraph-properties fo:background-color="#fde9a9"/>
      <style:text-properties officeooo:paragraph-rsid="00b256ef"/>
    </style:style>
    <style:style style:name="P52" style:family="paragraph" style:parent-style-name="Standard">
      <style:text-properties officeooo:paragraph-rsid="00b2ed38"/>
    </style:style>
    <style:style style:name="P53" style:family="paragraph" style:parent-style-name="Standard">
      <loext:graphic-properties draw:fill="solid" draw:fill-color="#fde9a9"/>
      <style:paragraph-properties fo:background-color="#fde9a9"/>
      <style:text-properties officeooo:paragraph-rsid="00b2ed38"/>
    </style:style>
    <style:style style:name="P54" style:family="paragraph" style:parent-style-name="Standard">
      <style:text-properties officeooo:paragraph-rsid="00b2f9d4"/>
    </style:style>
    <style:style style:name="P55" style:family="paragraph" style:parent-style-name="Standard">
      <loext:graphic-properties draw:fill="solid" draw:fill-color="#fde9a9"/>
      <style:paragraph-properties fo:background-color="#fde9a9"/>
      <style:text-properties officeooo:paragraph-rsid="00b2f9d4"/>
    </style:style>
    <style:style style:name="P56" style:family="paragraph" style:parent-style-name="Standard">
      <style:text-properties officeooo:paragraph-rsid="00b7bd89"/>
    </style:style>
    <style:style style:name="P57" style:family="paragraph" style:parent-style-name="Standard">
      <loext:graphic-properties draw:fill="solid" draw:fill-color="#ffffff"/>
      <style:paragraph-properties fo:background-color="#ffffff"/>
      <style:text-properties officeooo:paragraph-rsid="00b7bd89"/>
    </style:style>
    <style:style style:name="P58" style:family="paragraph" style:parent-style-name="Standard">
      <loext:graphic-properties draw:fill="solid" draw:fill-color="#fde9a9"/>
      <style:paragraph-properties fo:background-color="#fde9a9"/>
      <style:text-properties officeooo:paragraph-rsid="00b7bd89"/>
    </style:style>
    <style:style style:name="P59" style:family="paragraph" style:parent-style-name="Standard">
      <loext:graphic-properties draw:fill="solid" draw:fill-color="#fde9a9"/>
      <style:paragraph-properties fo:background-color="#fde9a9"/>
      <style:text-properties fo:font-weight="normal" officeooo:rsid="00b7bd89" officeooo:paragraph-rsid="00b92f5f" style:font-weight-asian="normal" style:font-weight-complex="normal"/>
    </style:style>
    <style:style style:name="P60" style:family="paragraph" style:parent-style-name="Standard">
      <style:text-properties officeooo:paragraph-rsid="00b92f5f"/>
    </style:style>
    <style:style style:name="P61" style:family="paragraph" style:parent-style-name="Standard">
      <loext:graphic-properties draw:fill="solid" draw:fill-color="#fde9a9"/>
      <style:paragraph-properties fo:background-color="#fde9a9"/>
      <style:text-properties officeooo:paragraph-rsid="00b92f5f"/>
    </style:style>
    <style:style style:name="P62" style:family="paragraph" style:parent-style-name="Standard">
      <style:text-properties officeooo:paragraph-rsid="00baffc5"/>
    </style:style>
    <style:style style:name="P63" style:family="paragraph" style:parent-style-name="Standard">
      <loext:graphic-properties draw:fill="solid" draw:fill-color="#fde9a9"/>
      <style:paragraph-properties fo:background-color="#fde9a9"/>
      <style:text-properties officeooo:paragraph-rsid="00baffc5"/>
    </style:style>
    <style:style style:name="P64" style:family="paragraph" style:parent-style-name="Standard">
      <style:text-properties officeooo:paragraph-rsid="00bc669a"/>
    </style:style>
    <style:style style:name="P65" style:family="paragraph" style:parent-style-name="Standard">
      <loext:graphic-properties draw:fill="solid" draw:fill-color="#fde9a9"/>
      <style:paragraph-properties fo:background-color="#fde9a9"/>
      <style:text-properties officeooo:paragraph-rsid="00bc669a"/>
    </style:style>
    <style:style style:name="P66" style:family="paragraph" style:parent-style-name="Standard">
      <style:text-properties officeooo:paragraph-rsid="00bcf223"/>
    </style:style>
    <style:style style:name="P67" style:family="paragraph" style:parent-style-name="Standard">
      <loext:graphic-properties draw:fill="solid" draw:fill-color="#fde9a9"/>
      <style:paragraph-properties fo:background-color="#fde9a9"/>
      <style:text-properties officeooo:paragraph-rsid="00bcf223"/>
    </style:style>
    <style:style style:name="P68" style:family="paragraph" style:parent-style-name="Standard">
      <style:text-properties officeooo:paragraph-rsid="00c8746c"/>
    </style:style>
    <style:style style:name="P69" style:family="paragraph" style:parent-style-name="Standard">
      <loext:graphic-properties draw:fill="solid" draw:fill-color="#fde9a9"/>
      <style:paragraph-properties fo:background-color="#fde9a9"/>
      <style:text-properties officeooo:paragraph-rsid="00c8746c"/>
    </style:style>
    <style:style style:name="P70" style:family="paragraph" style:parent-style-name="Standard">
      <loext:graphic-properties draw:fill="solid" draw:fill-color="#fde9a9"/>
      <style:paragraph-properties fo:background-color="#fde9a9"/>
      <style:text-properties officeooo:paragraph-rsid="00cbf5b5"/>
    </style:style>
    <style:style style:name="P71" style:family="paragraph" style:parent-style-name="Standard">
      <style:text-properties officeooo:paragraph-rsid="00ce1f5c"/>
    </style:style>
    <style:style style:name="P72" style:family="paragraph" style:parent-style-name="Standard">
      <loext:graphic-properties draw:fill="solid" draw:fill-color="#fde9a9"/>
      <style:paragraph-properties fo:background-color="#fde9a9"/>
      <style:text-properties officeooo:paragraph-rsid="00ce1f5c"/>
    </style:style>
    <style:style style:name="P73" style:family="paragraph" style:parent-style-name="Standard">
      <style:text-properties officeooo:paragraph-rsid="00d8f990"/>
    </style:style>
    <style:style style:name="P74" style:family="paragraph" style:parent-style-name="Standard">
      <loext:graphic-properties draw:fill="solid" draw:fill-color="#fde9a9"/>
      <style:paragraph-properties fo:background-color="#fde9a9"/>
      <style:text-properties officeooo:paragraph-rsid="00d8f990"/>
    </style:style>
    <style:style style:name="P75" style:family="paragraph" style:parent-style-name="Standard">
      <style:text-properties style:font-name="DejaVu Sans" fo:font-size="18pt" fo:font-style="normal" fo:font-weight="normal" officeooo:rsid="008c328b" officeooo:paragraph-rsid="00bf582c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font-name="DejaVu Sans" fo:font-size="12pt" fo:font-style="normal" fo:font-weight="normal" officeooo:rsid="0031f1af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DejaVu Sans" fo:font-size="12pt" fo:font-style="normal" fo:font-weight="normal" officeooo:rsid="000e856c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DejaVu Sans" fo:font-size="12pt" fo:font-style="normal" fo:font-weight="normal" officeooo:rsid="009fff8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DejaVu Sans" fo:font-size="12pt" fo:font-style="normal" fo:font-weight="normal" officeooo:rsid="00a3078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DejaVu Sans" fo:font-size="12pt" fo:font-style="normal" fo:font-weight="normal" officeooo:rsid="00a87f0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" fo:font-size="12pt" fo:font-style="normal" fo:font-weight="normal" officeooo:rsid="00af2ba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" fo:font-size="12pt" fo:font-style="normal" fo:font-weight="normal" officeooo:rsid="00b7bd89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" fo:font-size="12pt" fo:font-style="normal" fo:font-weight="normal" officeooo:rsid="00baffc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" fo:font-size="12pt" fo:font-style="normal" fo:font-weight="normal" officeooo:rsid="00bc669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" fo:font-size="12pt" fo:font-style="normal" fo:font-weight="normal" officeooo:rsid="00bcf22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" fo:font-size="12pt" fo:font-style="normal" fo:font-weight="bold" officeooo:rsid="0031f1af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DejaVu Sans" fo:font-size="12pt" fo:font-style="normal" fo:font-weight="bold" officeooo:rsid="000e856c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DejaVu Sans" fo:font-size="12pt" fo:font-style="normal" fo:font-weight="bold" officeooo:rsid="00a30784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" fo:font-size="12pt" fo:font-style="normal" fo:font-weight="bold" officeooo:rsid="00a547cb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DejaVu Sans" fo:font-size="12pt" fo:font-style="normal" fo:font-weight="bold" officeooo:rsid="00a7062f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" fo:font-size="12pt" fo:font-style="normal" fo:font-weight="bold" officeooo:rsid="00a87f0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" fo:font-size="12pt" fo:font-style="normal" fo:font-weight="bold" officeooo:rsid="00a8e76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" fo:font-size="12pt" fo:font-style="normal" fo:font-weight="bold" officeooo:rsid="00aaa856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DejaVu Sans" fo:font-size="12pt" fo:font-style="normal" fo:font-weight="bold" officeooo:rsid="00ac4264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DejaVu Sans" fo:font-size="12pt" fo:font-style="normal" fo:font-weight="bold" officeooo:rsid="00ad3583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DejaVu Sans" fo:font-size="12pt" fo:font-style="normal" fo:font-weight="bold" officeooo:rsid="00af2ba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" fo:font-size="12pt" fo:font-style="normal" fo:font-weight="bold" officeooo:rsid="00b19067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" fo:font-size="12pt" fo:font-style="normal" fo:font-weight="bold" officeooo:rsid="00b256ef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" fo:font-size="12pt" fo:font-style="normal" fo:font-weight="bold" officeooo:rsid="00b2ed38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" fo:font-size="12pt" fo:font-style="normal" fo:font-weight="bold" officeooo:rsid="00b2f9d4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" fo:font-size="12pt" fo:font-style="normal" fo:font-weight="bold" officeooo:rsid="00b7bd89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" fo:font-size="12pt" fo:font-style="normal" fo:font-weight="bold" officeooo:rsid="00b92f5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" fo:font-size="12pt" fo:font-style="normal" fo:font-weight="bold" officeooo:rsid="00baffc5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" fo:font-size="12pt" fo:font-style="normal" fo:font-weight="bold" officeooo:rsid="00bc669a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" fo:font-size="12pt" fo:font-style="normal" fo:font-weight="bold" officeooo:rsid="00bcf223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" fo:font-size="12pt" fo:font-style="normal" fo:font-weight="bold" officeooo:rsid="00be51b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" fo:font-size="12pt" fo:font-style="normal" fo:font-weight="bold" officeooo:rsid="00c8746c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" fo:font-size="12pt" fo:font-style="normal" fo:font-weight="bold" officeooo:rsid="00ce1f5c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" fo:font-size="12pt" fo:font-style="normal" fo:font-weight="bold" officeooo:rsid="00d870d8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" fo:font-size="12pt" fo:font-style="normal" fo:font-weight="bold" officeooo:rsid="00d8f99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" fo:font-size="12pt" fo:font-style="normal" fo:font-weight="bold" officeooo:rsid="00da859c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font-name="DejaVu Sans" fo:font-size="12pt" fo:font-style="normal" officeooo:rsid="00b92f5f" style:font-size-asian="12pt" style:font-style-asian="normal" style:font-size-complex="12pt" style:font-style-complex="normal"/>
    </style:style>
    <style:style style:name="T39" style:family="text">
      <style:text-properties style:font-name="DejaVu Sans" fo:font-size="18pt" fo:font-style="normal" fo:font-weight="normal" officeooo:rsid="001028a5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style:font-name="DejaVu Sans" fo:font-size="18pt" fo:font-style="normal" fo:font-weight="normal" officeooo:rsid="008c328b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style:font-name="DejaVu Sans" fo:font-size="15pt" fo:font-style="normal" fo:font-weight="bold" officeooo:rsid="008d27d0" style:font-size-asian="15pt" style:font-style-asian="normal" style:font-weight-asian="bold" style:font-size-complex="15pt" style:font-style-complex="normal" style:font-weight-complex="bold"/>
    </style:style>
    <style:style style:name="T42" style:family="text">
      <style:text-properties style:font-name="DejaVu Sans" fo:font-size="15pt" fo:font-style="normal" fo:font-weight="bold" officeooo:rsid="00aaa856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style:font-name="DejaVu Sans" fo:font-size="15pt" fo:font-style="normal" fo:font-weight="bold" officeooo:rsid="00b5f01b" style:font-size-asian="15pt" style:font-style-asian="normal" style:font-weight-asian="bold" style:font-size-complex="15pt" style:font-style-complex="normal" style:font-weight-complex="bold"/>
    </style:style>
    <style:style style:name="T44" style:family="text">
      <style:text-properties style:font-name="DejaVu Sans" fo:font-size="15pt" fo:font-style="normal" fo:font-weight="bold" officeooo:rsid="00b7bd89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style:font-name="DejaVu Sans" fo:font-size="15pt" fo:font-style="normal" fo:font-weight="bold" officeooo:rsid="00d1ceaa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style:font-name="DejaVu Sans" fo:font-style="normal" fo:font-weight="normal" officeooo:rsid="000e856c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9ca257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fo:font-weight="normal" officeooo:rsid="00a59030" style:font-style-asian="normal" style:font-weight-asian="normal" style:font-style-complex="normal" style:font-weight-complex="normal"/>
    </style:style>
    <style:style style:name="T49" style:family="text">
      <style:text-properties style:font-name="DejaVu Sans" fo:font-style="normal" fo:font-weight="normal" officeooo:rsid="00a7062f" style:font-style-asian="normal" style:font-weight-asian="normal" style:font-style-complex="normal" style:font-weight-complex="normal"/>
    </style:style>
    <style:style style:name="T50" style:family="text">
      <style:text-properties style:font-name="DejaVu Sans" fo:font-style="normal" fo:font-weight="bold" officeooo:rsid="009ca257" style:font-style-asian="normal" style:font-weight-asian="bold" style:font-style-complex="normal" style:font-weight-complex="bold"/>
    </style:style>
    <style:style style:name="T51" style:family="text">
      <style:text-properties style:font-name="DejaVu Sans" fo:font-style="normal" fo:font-weight="bold" officeooo:rsid="009e7217" style:font-style-asian="normal" style:font-weight-asian="bold" style:font-style-complex="normal" style:font-weight-complex="bold"/>
    </style:style>
    <style:style style:name="T52" style:family="text">
      <style:text-properties style:font-name="DejaVu Sans" fo:font-style="normal" fo:font-weight="bold" officeooo:rsid="00a54b06" style:font-style-asian="normal" style:font-weight-asian="bold" style:font-style-complex="normal" style:font-weight-complex="bold"/>
    </style:style>
    <style:style style:name="T53" style:family="text">
      <style:text-properties style:font-name="DejaVu Sans" fo:font-style="normal" fo:font-weight="bold" officeooo:rsid="00a59030" style:font-style-asian="normal" style:font-weight-asian="bold" style:font-style-complex="normal" style:font-weight-complex="bold"/>
    </style:style>
    <style:style style:name="T54" style:family="text">
      <style:text-properties style:font-name="DejaVu Sans" fo:font-size="11pt" fo:font-style="normal" fo:font-weight="normal" officeooo:rsid="000e856c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DejaVu Sans" fo:font-size="11pt" fo:font-style="normal" fo:font-weight="normal" officeooo:rsid="009e7217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DejaVu Sans" fo:font-size="11pt" fo:font-style="normal" fo:font-weight="normal" officeooo:rsid="00a59030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DejaVu Sans" fo:font-size="11pt" fo:font-style="normal" fo:font-weight="normal" officeooo:rsid="009ca257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DejaVu Sans" fo:font-size="11pt" fo:font-style="normal" fo:font-weight="normal" officeooo:rsid="00a7062f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DejaVu Sans" fo:font-size="11pt" fo:font-style="normal" fo:font-weight="normal" officeooo:rsid="00a54b06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DejaVu Sans" fo:font-size="11pt" fo:font-style="normal" fo:font-weight="normal" officeooo:rsid="00a8e76d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DejaVu Sans" fo:font-size="11pt" fo:font-style="normal" fo:font-weight="normal" officeooo:rsid="00aaa856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DejaVu Sans" fo:font-size="11pt" fo:font-style="normal" fo:font-weight="normal" officeooo:rsid="00b7bd89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DejaVu Sans" fo:font-size="11pt" fo:font-style="normal" fo:font-weight="normal" officeooo:rsid="00ca182a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font-name="DejaVu Sans" fo:font-size="11pt" fo:font-style="normal" fo:font-weight="normal" officeooo:rsid="00cbf5b5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DejaVu Sans" fo:font-size="11pt" fo:font-style="normal" fo:font-weight="bold" officeooo:rsid="00a59030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style:font-name="DejaVu Sans" fo:font-size="11pt" fo:font-style="normal" fo:font-weight="bold" officeooo:rsid="00aaa856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="DejaVu Sans" fo:font-size="11pt" fo:font-style="normal" fo:font-weight="bold" officeooo:rsid="000e856c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style:font-name="DejaVu Sans" fo:font-size="11pt" fo:font-style="normal" fo:font-weight="bold" officeooo:rsid="00ad3583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DejaVu Sans" fo:font-size="11pt" fo:font-style="normal" fo:font-weight="bold" officeooo:rsid="00af2ba0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DejaVu Sans" fo:font-size="11pt" fo:font-style="normal" fo:font-weight="bold" officeooo:rsid="00d8f990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DejaVu Sans" fo:font-size="11pt" fo:font-style="normal" fo:font-weight="bold" officeooo:rsid="00da859c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fo:font-size="11pt" fo:font-weight="normal" officeooo:rsid="000e856c" style:font-size-asian="11pt" style:font-weight-asian="normal" style:font-size-complex="11pt" style:font-weight-complex="normal"/>
    </style:style>
    <style:style style:name="T73" style:family="text">
      <style:text-properties fo:font-size="11pt" fo:font-weight="normal" officeooo:rsid="00a30784" style:font-size-asian="11pt" style:font-weight-asian="normal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9">Transferência </text:span><text:span text:style-name="T40">de pastas e arquivos</text:span></text:p>
      <text:p text:style-name="P15"/>
      <text:p text:style-name="P36"><text:span text:style-name="T43">Etapa 1 - </text:span><text:span text:style-name="T41">Transfer</text:span><text:span text:style-name="T45">indo</text:span><text:span text:style-name="T41"> arquivos da pasta </text:span><text:span text:style-name="T42">home/user</text:span><text:span text:style-name="T41"> para a pasta do servidor local</text:span></text:p>
      <text:p text:style-name="P17"/>
      <text:p text:style-name="P45"><text:span text:style-name="T21">Procedimento geral</text:span><text:span text:style-name="T1"> – </text:span><text:span text:style-name="T4">Entra na pasta do servidor, cria a pasta </text:span><text:span text:style-name="T6">com o nome da pasta origem, como exemplo</text:span><text:span text:style-name="T4"> </text:span><text:span text:style-name="T13">alm-audio</text:span><text:span text:style-name="T4">, c</text:span><text:span text:style-name="T2">opia </text:span><text:span text:style-name="T6">os </text:span><text:span text:style-name="T2">arquivos d</text:span><text:span text:style-name="T4">a pasta </text:span><text:span text:style-name="T6">origem</text:span><text:span text:style-name="T4"> </text:span><text:span text:style-name="T6">(</text:span><text:span text:style-name="T13">alm-audio em </text:span><text:span text:style-name="T16">home/antonio</text:span><text:span text:style-name="T6">)</text:span><text:span text:style-name="T12"> </text:span><text:span text:style-name="T2">para </text:span><text:span text:style-name="T6">pasta destino (</text:span><text:span text:style-name="T13">alm-audio</text:span><text:span text:style-name="T6">)</text:span><text:span text:style-name="T4"> </text:span><text:span text:style-name="T3">no servidor:</text:span></text:p>
      <text:p text:style-name="P30"><text:span text:style-name="T72">$ </text:span><text:span text:style-name="T73">cd</text:span><text:span text:style-name="T72"> /var/www/amold.com/public_html/</text:span></text:p>
      <text:p text:style-name="P46"><text:span text:style-name="T55">$ </text:span><text:span text:style-name="T54">sudo mkdir </text:span><text:span text:style-name="T67">alm-</text:span><text:span text:style-name="T69">audio</text:span></text:p>
      <text:p text:style-name="P35"><text:span text:style-name="T46">$ sudo cp -</text:span><text:span text:style-name="T47">r</text:span><text:span text:style-name="T46"> D</text:span><text:span text:style-name="T47">ownloads</text:span><text:span text:style-name="T46">/</text:span><text:span text:style-name="T50">alm-audi</text:span><text:span text:style-name="T47">o</text:span><text:span text:style-name="T46">/* /var/www/amold.com/public_html/</text:span><text:span text:style-name="T51">alm-audio</text:span></text:p>
      <text:p text:style-name="P29"/>
      <text:p text:style-name="P37"><text:span text:style-name="T11">Passo </text:span><text:span text:style-name="T14">2</text:span><text:span text:style-name="T1"> – </text:span><text:span text:style-name="T5">C</text:span><text:span text:style-name="T2">opiar arquivos d</text:span><text:span text:style-name="T4">a pasta </text:span><text:span text:style-name="T13">alm</text:span><text:span text:style-name="T15">-</text:span><text:span text:style-name="T16">portfolio</text:span><text:span text:style-name="T13"> </text:span><text:span text:style-name="T4">em </text:span><text:span text:style-name="T2"><text:s/></text:span><text:span text:style-name="T16">home/antonio</text:span><text:span text:style-name="T2"> para a pasta </text:span><text:span text:style-name="T13">alm-</text:span><text:span text:style-name="T16">portfolio</text:span><text:span text:style-name="T4"> </text:span><text:span text:style-name="T3">no servidor:</text:span></text:p>
      <text:p text:style-name="P34"><text:span text:style-name="T46">$ sudo cp -</text:span><text:span text:style-name="T47">r</text:span><text:span text:style-name="T46"> </text:span><text:span text:style-name="T47">/home/antonio/</text:span><text:span text:style-name="T48">alm</text:span><text:span text:style-name="T49">hp</text:span><text:span text:style-name="T48">_com/</text:span><text:span text:style-name="T52">alm-</text:span><text:span text:style-name="T53">portfolio</text:span><text:span text:style-name="T46">/* /var/www/amold.com/public_html/</text:span><text:span text:style-name="T51">alm-</text:span><text:span text:style-name="T53">portfolio</text:span></text:p>
      <text:p text:style-name="P1"/>
      <text:p text:style-name="P47"><text:span text:style-name="T11">Passo </text:span><text:span text:style-name="T17">3</text:span><text:span text:style-name="T1"> – </text:span><text:span text:style-name="T5">C</text:span><text:span text:style-name="T2">opiar arquivos d</text:span><text:span text:style-name="T4">a pasta </text:span><text:span text:style-name="T13">alm</text:span><text:span text:style-name="T15">-</text:span><text:span text:style-name="T17">soldagem</text:span><text:span text:style-name="T13"> </text:span><text:span text:style-name="T4">em </text:span><text:span text:style-name="T2"><text:s/></text:span><text:span text:style-name="T16">home/antonio</text:span><text:span text:style-name="T2"> para a pasta </text:span><text:span text:style-name="T13">alm-</text:span><text:span text:style-name="T17">soldagem</text:span><text:span text:style-name="T4"> </text:span><text:span text:style-name="T3">no servidor:</text:span></text:p>
      <text:p text:style-name="P38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59">alm-</text:span><text:span text:style-name="T60">soldagem</text:span><text:span text:style-name="T54">/* /var/www/amold.com/public_html/</text:span><text:span text:style-name="T55">alm-</text:span><text:span text:style-name="T60">soldagem</text:span></text:p>
      <text:p text:style-name="P2"/>
      <text:p text:style-name="P39"><text:span text:style-name="T11">Passo </text:span><text:span text:style-name="T18">4</text:span><text:span text:style-name="T1"> – </text:span><text:span text:style-name="T5">C</text:span><text:span text:style-name="T2">opiar arquivos d</text:span><text:span text:style-name="T4">a pasta </text:span><text:span text:style-name="T18">apnode</text:span><text:span text:style-name="T13"> </text:span><text:span text:style-name="T4">em </text:span><text:span text:style-name="T2"><text:s/></text:span><text:span text:style-name="T16">home/antonio</text:span><text:span text:style-name="T2"> para a pasta </text:span><text:span text:style-name="T18">apnode</text:span><text:span text:style-name="T4"> </text:span><text:span text:style-name="T3">no servidor:</text:span></text:p>
      <text:p text:style-name="P40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61">apnode</text:span><text:span text:style-name="T54">/* /var/www/amold.com/public_html/</text:span><text:span text:style-name="T61">apnode</text:span></text:p>
      <text:p text:style-name="P3"/>
      <text:p text:style-name="P39"><text:span text:style-name="T11">Passo </text:span><text:span text:style-name="T18">5</text:span><text:span text:style-name="T1"> – </text:span><text:span text:style-name="T5">C</text:span><text:span text:style-name="T2">opiar arquivos d</text:span><text:span text:style-name="T4">a pasta </text:span><text:span text:style-name="T18">apostilas</text:span><text:span text:style-name="T13"> </text:span><text:span text:style-name="T4">em </text:span><text:span text:style-name="T2"><text:s/></text:span><text:span text:style-name="T16">home/antonio</text:span><text:span text:style-name="T2"> para a pasta </text:span><text:span text:style-name="T18">apostilas</text:span><text:span text:style-name="T4"> </text:span><text:span text:style-name="T3">no servidor:</text:span></text:p>
      <text:p text:style-name="P40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</text:span><text:span text:style-name="T65">/</text:span><text:span text:style-name="T66">apostilas</text:span><text:span text:style-name="T54">/* /var/www/amold.com/public_html</text:span><text:span text:style-name="T67">/</text:span><text:span text:style-name="T66">apostilas</text:span></text:p>
      <text:p text:style-name="P3"/>
      <text:p text:style-name="P39"><text:span text:style-name="T11">Passo </text:span><text:span text:style-name="T18">6</text:span><text:span text:style-name="T1"> – </text:span><text:span text:style-name="T5">C</text:span><text:span text:style-name="T2">opiar arquivos d</text:span><text:span text:style-name="T4">a pasta </text:span><text:span text:style-name="T18">arduino </text:span><text:span text:style-name="T4">em </text:span><text:span text:style-name="T2"><text:s/></text:span><text:span text:style-name="T16">home/antonio</text:span><text:span text:style-name="T2"> para a pasta </text:span><text:span text:style-name="T18">apostilas</text:span><text:span text:style-name="T4"> </text:span><text:span text:style-name="T3">no servidor:</text:span></text:p>
      <text:p text:style-name="P44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</text:span><text:span text:style-name="T65">/</text:span><text:span text:style-name="T68">arduino</text:span><text:span text:style-name="T54">/* /var/www/amold.com/public_html</text:span><text:span text:style-name="T67">/</text:span><text:span text:style-name="T68">arduino</text:span></text:p>
      <text:p text:style-name="P16"/>
      <text:p text:style-name="P39"><text:span text:style-name="T11">Passo </text:span><text:span text:style-name="T18">7</text:span><text:span text:style-name="T1"> – </text:span><text:span text:style-name="T5">C</text:span><text:span text:style-name="T2">opiar arquivos d</text:span><text:span text:style-name="T4">a pasta </text:span><text:span text:style-name="T18">booksap </text:span><text:span text:style-name="T4">em </text:span><text:span text:style-name="T2"><text:s/></text:span><text:span text:style-name="T16">home/antonio</text:span><text:span text:style-name="T2"> para a pasta </text:span><text:span text:style-name="T18">booksap</text:span><text:span text:style-name="T4"> </text:span><text:span text:style-name="T3">no servidor:</text:span></text:p>
      <text:p text:style-name="P40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18">booksap</text:span><text:span text:style-name="T54">/* /var/www/amold.com/public_html/</text:span><text:span text:style-name="T18">booksap</text:span></text:p>
      <text:p text:style-name="P3"/>
      <text:p text:style-name="P41"><text:span text:style-name="T11">Passo </text:span><text:span text:style-name="T19">8</text:span><text:span text:style-name="T1"> – </text:span><text:span text:style-name="T5">C</text:span><text:span text:style-name="T2">opiar arquivos d</text:span><text:span text:style-name="T4">a pasta </text:span><text:span text:style-name="T19">cadastro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19">cadastro</text:span><text:span text:style-name="T4"> </text:span><text:span text:style-name="T3">no servidor:</text:span></text:p>
      <text:p text:style-name="P42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19">cadastro</text:span><text:span text:style-name="T54">/* /var/www/amold.com/public_html/</text:span><text:span text:style-name="T18"> </text:span><text:span text:style-name="T19">cadastro</text:span></text:p>
      <text:p text:style-name="P4"/>
      <text:p text:style-name="P43"><text:span text:style-name="T11">Passo </text:span><text:span text:style-name="T20">9</text:span><text:span text:style-name="T1"> – </text:span><text:span text:style-name="T5">C</text:span><text:span text:style-name="T2">opiar arquivos d</text:span><text:span text:style-name="T4">a pasta </text:span><text:span text:style-name="T20">compuredes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0">compuredes</text:span><text:span text:style-name="T4"> </text:span><text:span text:style-name="T3">no servidor:</text:span></text:p>
      <text:p text:style-name="P44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0">compuredes</text:span><text:span text:style-name="T54">/* /var/www/amold.com/public_html/</text:span><text:span text:style-name="T20">compuredes</text:span></text:p>
      <text:p text:style-name="P43"><text:soft-page-break/><text:span text:style-name="T11">Passo </text:span><text:span text:style-name="T20">10</text:span><text:span text:style-name="T1"> – </text:span><text:span text:style-name="T5">C</text:span><text:span text:style-name="T2">opiar arquivos d</text:span><text:span text:style-name="T4">a pasta </text:span><text:span text:style-name="T20">datasheet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0">datasheet</text:span><text:span text:style-name="T4"> </text:span><text:span text:style-name="T3">no servidor:</text:span></text:p>
      <text:p text:style-name="P44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0">datasheet</text:span><text:span text:style-name="T54">/* /var/www/amold.com/public_html/</text:span><text:span text:style-name="T20">datasheet</text:span></text:p>
      <text:p text:style-name="P18"/>
      <text:p text:style-name="P48"><text:span text:style-name="T11">Passo </text:span><text:span text:style-name="T20">1</text:span><text:span text:style-name="T22">1</text:span><text:span text:style-name="T1"> – </text:span><text:span text:style-name="T5">C</text:span><text:span text:style-name="T2">opiar arquivos d</text:span><text:span text:style-name="T4">a pasta </text:span><text:span text:style-name="T20">ebook_amp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0">ebook_amp</text:span><text:span text:style-name="T4"> </text:span><text:span text:style-name="T3">no servidor:</text:span></text:p>
      <text:p text:style-name="P49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0">ebook_amp</text:span><text:span text:style-name="T54">/* /var/www/amold.com/public_html/</text:span><text:span text:style-name="T20">ebook_amp</text:span></text:p>
      <text:p text:style-name="P5"/>
      <text:p text:style-name="P48"><text:span text:style-name="T11">Passo </text:span><text:span text:style-name="T20">1</text:span><text:span text:style-name="T22">2</text:span><text:span text:style-name="T1"> – </text:span><text:span text:style-name="T5">C</text:span><text:span text:style-name="T2">opiar arquivos d</text:span><text:span text:style-name="T4">a pasta </text:span><text:span text:style-name="T20">ebook_</text:span><text:span text:style-name="T22">cap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0">ebook_</text:span><text:span text:style-name="T22">cap</text:span><text:span text:style-name="T4"> </text:span><text:span text:style-name="T3">no servidor:</text:span></text:p>
      <text:p text:style-name="P49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0">ebook_</text:span><text:span text:style-name="T22">cap</text:span><text:span text:style-name="T54">/* /var/www/amold.com/public_html/</text:span><text:span text:style-name="T20">ebook_</text:span><text:span text:style-name="T22">cap</text:span></text:p>
      <text:p text:style-name="P4"/>
      <text:p text:style-name="P48"><text:span text:style-name="T11">Passo </text:span><text:span text:style-name="T20">1</text:span><text:span text:style-name="T22">3 </text:span><text:span text:style-name="T1">– </text:span><text:span text:style-name="T5">C</text:span><text:span text:style-name="T2">opiar arquivos d</text:span><text:span text:style-name="T4">a pasta </text:span><text:span text:style-name="T20">ebook_</text:span><text:span text:style-name="T23">r</text:span><text:span text:style-name="T22">es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0">ebook_</text:span><text:span text:style-name="T22">res</text:span><text:span text:style-name="T4"> </text:span><text:span text:style-name="T3">no servidor:</text:span></text:p>
      <text:p text:style-name="P49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0">ebook_</text:span><text:span text:style-name="T22">res</text:span><text:span text:style-name="T54">/* /var/www/amold.com/public_html/</text:span><text:span text:style-name="T20">ebook_</text:span><text:span text:style-name="T22">res</text:span></text:p>
      <text:p text:style-name="P5"/>
      <text:p text:style-name="P50"><text:span text:style-name="T11">Passo </text:span><text:span text:style-name="T20">1</text:span><text:span text:style-name="T22">4 </text:span><text:span text:style-name="T1">– </text:span><text:span text:style-name="T5">C</text:span><text:span text:style-name="T2">opiar arquivos d</text:span><text:span text:style-name="T4">a pasta </text:span><text:span text:style-name="T22">img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2">img</text:span><text:span text:style-name="T4"> </text:span><text:span text:style-name="T3">no servidor:</text:span></text:p>
      <text:p text:style-name="P51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2">img</text:span><text:span text:style-name="T54">/* /var/www/amold.com/public_html/</text:span><text:span text:style-name="T22">img</text:span></text:p>
      <text:p text:style-name="P5"/>
      <text:p text:style-name="P48"><text:span text:style-name="T11">Passo </text:span><text:span text:style-name="T20">1</text:span><text:span text:style-name="T23">5 </text:span><text:span text:style-name="T1">– </text:span><text:span text:style-name="T5">C</text:span><text:span text:style-name="T2">opiar arquivos d</text:span><text:span text:style-name="T4">a pasta </text:span><text:span text:style-name="T23">jsp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3">jsp</text:span><text:span text:style-name="T4"> </text:span><text:span text:style-name="T3">no servidor:</text:span></text:p>
      <text:p text:style-name="P49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3">jsp</text:span><text:span text:style-name="T54">/* /var/www/amold.com/public_html/</text:span><text:span text:style-name="T23">jsp</text:span></text:p>
      <text:p text:style-name="P5"/>
      <text:p text:style-name="P50"><text:span text:style-name="T11">Passo </text:span><text:span text:style-name="T20">1</text:span><text:span text:style-name="T23">6 </text:span><text:span text:style-name="T1">– </text:span><text:span text:style-name="T5">C</text:span><text:span text:style-name="T2">opiar arquivos d</text:span><text:span text:style-name="T4">a pasta </text:span><text:span text:style-name="T23">moodle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3">moodle</text:span><text:span text:style-name="T4"> </text:span><text:span text:style-name="T3">no servidor:</text:span></text:p>
      <text:p text:style-name="P51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3">moodle</text:span><text:span text:style-name="T54">/* /var/www/amold.com/public_html/</text:span><text:span text:style-name="T23">moodle</text:span></text:p>
      <text:p text:style-name="P6"/>
      <text:p text:style-name="P50"><text:span text:style-name="T11">Passo </text:span><text:span text:style-name="T20">1</text:span><text:span text:style-name="T23">7 </text:span><text:span text:style-name="T1">– </text:span><text:span text:style-name="T5">C</text:span><text:span text:style-name="T2">opiar arquivos d</text:span><text:span text:style-name="T4">a pasta </text:span><text:span text:style-name="T23">p</text:span><text:span text:style-name="T24">a</text:span><text:span text:style-name="T23">gconta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3">p</text:span><text:span text:style-name="T24">a</text:span><text:span text:style-name="T23">gconta</text:span><text:span text:style-name="T4"> </text:span><text:span text:style-name="T3">no servidor:</text:span></text:p>
      <text:p text:style-name="P51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3">p</text:span><text:span text:style-name="T24">a</text:span><text:span text:style-name="T23">gconta</text:span><text:span text:style-name="T54">/* /var/www/amold.com/public_html/</text:span><text:span text:style-name="T23">p</text:span><text:span text:style-name="T24">a</text:span><text:span text:style-name="T23">gconta</text:span></text:p>
      <text:p text:style-name="P7"/>
      <text:p text:style-name="P52"><text:span text:style-name="T11">Passo </text:span><text:span text:style-name="T20">1</text:span><text:span text:style-name="T24">8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23">p</text:span><text:span text:style-name="T24">a</text:span><text:span text:style-name="T23">gconta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3">p</text:span><text:span text:style-name="T24">a</text:span><text:span text:style-name="T23">gconta</text:span><text:span text:style-name="T4"> </text:span><text:span text:style-name="T3">no servidor:</text:span></text:p>
      <text:p text:style-name="P53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3">p</text:span><text:span text:style-name="T24">a</text:span><text:span text:style-name="T23">gconta</text:span><text:span text:style-name="T54">/* /var/www/amold.com/public_html/</text:span><text:span text:style-name="T23">p</text:span><text:span text:style-name="T24">a</text:span><text:span text:style-name="T23">gconta</text:span></text:p>
      <text:p text:style-name="P7"/>
      <text:p text:style-name="P52"><text:span text:style-name="T11">Passo </text:span><text:span text:style-name="T20">1</text:span><text:span text:style-name="T24">9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23">p</text:span><text:span text:style-name="T24">rojetoum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3">p</text:span><text:span text:style-name="T24">rojetoum</text:span><text:span text:style-name="T4"> </text:span><text:span text:style-name="T3">no servidor:</text:span></text:p>
      <text:p text:style-name="P53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3">p</text:span><text:span text:style-name="T24">rojetoum</text:span><text:span text:style-name="T54">/* /var/www/amold.com/public_html/</text:span><text:span text:style-name="T23">p</text:span><text:span text:style-name="T24">rojetoum</text:span></text:p>
      <text:p text:style-name="P25"/>
      <text:p text:style-name="P52"><text:span text:style-name="T11">Passo </text:span><text:span text:style-name="T24">20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24">web-app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4">web-app</text:span><text:span text:style-name="T4"> </text:span><text:span text:style-name="T3">no servidor:</text:span></text:p>
      <text:p text:style-name="P53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4">web-app</text:span><text:span text:style-name="T54">/* /var/www/amold.com/public_html/</text:span><text:span text:style-name="T24">web-app</text:span></text:p>
      <text:p text:style-name="P54"><text:soft-page-break/><text:span text:style-name="T11">Passo </text:span><text:span text:style-name="T24">21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25">webchat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25">webchat</text:span><text:span text:style-name="T4"> </text:span><text:span text:style-name="T3">no servidor:</text:span></text:p>
      <text:p text:style-name="P55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5">webchat</text:span><text:span text:style-name="T54">/* /var/www/amold.com/public_html/</text:span><text:span text:style-name="T25">webchat</text:span></text:p>
      <text:p text:style-name="P7"/>
      <text:p text:style-name="P54"><text:span text:style-name="T11">Passo </text:span><text:span text:style-name="T24">2</text:span><text:span text:style-name="T25">2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25">webserver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4"><text:s/></text:span><text:span text:style-name="T25">webserver</text:span><text:span text:style-name="T4"> </text:span><text:span text:style-name="T3">no servidor:</text:span></text:p>
      <text:p text:style-name="P55"><text:span text:style-name="T54">$ sudo cp -</text:span><text:span text:style-name="T57">r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4"> </text:span><text:span text:style-name="T25">webserver</text:span><text:span text:style-name="T54">/* /var/www/amold.com/public_html/</text:span><text:span text:style-name="T25">webserver</text:span></text:p>
      <text:p text:style-name="P8"/>
      <text:p text:style-name="P68"><text:span text:style-name="T11">Passo </text:span><text:span text:style-name="T24">2</text:span><text:span text:style-name="T32">3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32">agenda-de-contatos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32">agenda-de-contatos</text:span><text:span text:style-name="T4"> </text:span><text:span text:style-name="T3">no servidor:</text:span></text:p>
      <text:p text:style-name="P69"><text:span text:style-name="T54">$ sudo cp -</text:span><text:span text:style-name="T57">r</text:span><text:span text:style-name="T54"> </text:span><text:span text:style-name="T57">/</text:span><text:span text:style-name="T64">home/antonio/</text:span><text:span text:style-name="T63">Downloads</text:span><text:span text:style-name="T56">/</text:span><text:span text:style-name="T32">agenda-de-contatos</text:span><text:span text:style-name="T54">/* /var/www/amold.com/public_html/</text:span><text:span text:style-name="T32">agenda-de-contatos</text:span></text:p>
      <text:p text:style-name="P9"/>
      <text:p text:style-name="P68"><text:span text:style-name="T11">Passo </text:span><text:span text:style-name="T24">2</text:span><text:span text:style-name="T32">4</text:span><text:span text:style-name="T23"> </text:span><text:span text:style-name="T1">– </text:span><text:span text:style-name="T5">C</text:span><text:span text:style-name="T2">opiar arquivos d</text:span><text:span text:style-name="T4">a pasta</text:span><text:span text:style-name="T2"> </text:span><text:span text:style-name="T32">atodo-list-main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32">atodo-list-main</text:span><text:span text:style-name="T4"> </text:span><text:span text:style-name="T3">no servidor:</text:span></text:p>
      <text:p text:style-name="P70"><text:span text:style-name="T54">$ sudo cp -</text:span><text:span text:style-name="T57">r</text:span><text:span text:style-name="T54"> </text:span><text:span text:style-name="T57">/</text:span><text:span text:style-name="T64">home/antonio/</text:span><text:span text:style-name="T63">Downloads</text:span><text:span text:style-name="T56">/</text:span><text:span text:style-name="T32">ado-list-main</text:span><text:span text:style-name="T54">/* /var/www/amold.com/public_html/</text:span><text:span text:style-name="T32">ado-list-main</text:span></text:p>
      <text:p text:style-name="P9"/>
      <text:p text:style-name="P71"><text:span text:style-name="T11">Passo </text:span><text:span text:style-name="T24">2</text:span><text:span text:style-name="T33">5</text:span><text:span text:style-name="T23"> </text:span><text:span text:style-name="T1">– </text:span><text:span text:style-name="T5">C</text:span><text:span text:style-name="T2">opiar arquivos d</text:span><text:span text:style-name="T4">a pasta</text:span><text:span text:style-name="T2"> </text:span><text:span text:style-name="T32">atodo-list-main/</text:span><text:span text:style-name="T33">img</text:span><text:span text:style-name="T18"> </text:span><text:span text:style-name="T4">em </text:span><text:span text:style-name="T2"><text:s/></text:span><text:span text:style-name="T16">home/antonio</text:span><text:span text:style-name="T2"> para a pasta </text:span><text:span text:style-name="T32">atodo-list-main/</text:span><text:span text:style-name="T33">img</text:span><text:span text:style-name="T4"> </text:span><text:span text:style-name="T3">no servidor:</text:span></text:p>
      <text:p text:style-name="P72"><text:span text:style-name="T54">$ sudo cp -</text:span><text:span text:style-name="T57">r</text:span><text:span text:style-name="T54"> </text:span><text:span text:style-name="T57">/</text:span><text:span text:style-name="T64">home/antonio/</text:span><text:span text:style-name="T63">Downloads</text:span><text:span text:style-name="T56">/</text:span><text:span text:style-name="T32">ado-list-main/</text:span><text:span text:style-name="T33">img</text:span><text:span text:style-name="T54">/* /var/www/amold.com/public_html/</text:span><text:span text:style-name="T32">ado-list-main/</text:span><text:span text:style-name="T33">img</text:span></text:p>
      <text:p text:style-name="P10"/>
      <text:p text:style-name="P73"><text:span text:style-name="T11">Passo </text:span><text:span text:style-name="T24">2</text:span><text:span text:style-name="T36">6</text:span><text:span text:style-name="T23"> </text:span><text:span text:style-name="T1">– </text:span><text:span text:style-name="T5">C</text:span><text:span text:style-name="T2">opiar arquivos d</text:span><text:span text:style-name="T4">a pasta </text:span><text:span text:style-name="T70">almhp_com/</text:span><text:span text:style-name="T35">alm-portfolio</text:span><text:span text:style-name="T18"> </text:span><text:span text:style-name="T4">em </text:span><text:span text:style-name="T16">home/antonio</text:span><text:span text:style-name="T2"> para a pasta </text:span><text:span text:style-name="T4"><text:s/></text:span><text:span text:style-name="T70">almhp_com/</text:span><text:span text:style-name="T71">public_html</text:span><text:span text:style-name="T70">/</text:span><text:span text:style-name="T35">alm-portfolio</text:span><text:span text:style-name="T4"> </text:span><text:span text:style-name="T3">no servidor:</text:span></text:p>
      <text:p text:style-name="P74"><text:span text:style-name="T54">$ sudo cp -</text:span><text:span text:style-name="T57">r</text:span><text:span text:style-name="T54"> </text:span><text:span text:style-name="T57">/</text:span><text:span text:style-name="T64">home/antonio/</text:span><text:span text:style-name="T70">almhp_com/</text:span><text:span text:style-name="T35">alm-portfolio</text:span><text:span text:style-name="T34">/</text:span><text:span text:style-name="T67">*</text:span><text:span text:style-name="T54"> <text:s/>/var/www/amold.com/public_html</text:span><text:span text:style-name="T70">/</text:span><text:span text:style-name="T35">alm-portfolio</text:span></text:p>
      <text:p text:style-name="P12"/>
      <text:p text:style-name="P27"/>
      <text:p text:style-name="P27"/>
      <text:p text:style-name="P28"/>
      <text:p text:style-name="P2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33"><text:span text:style-name="T39">Transferência </text:span><text:span text:style-name="T40">de pastas e arquivos</text:span></text:p>
      <text:p text:style-name="P19"/>
      <text:p text:style-name="P57"><text:span text:style-name="T43">Etapa </text:span><text:span text:style-name="T44">2</text:span><text:span text:style-name="T43"> – </text:span><text:span text:style-name="T44">Editando arquivo na Produção</text:span></text:p>
      <text:p text:style-name="P31"/>
      <text:p text:style-name="P56"><text:span text:style-name="T24">1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26">alm-audio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58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6">alm-audio</text:span></text:p>
      <text:p text:style-name="P13">$ sudo mousepad indice.html</text:p>
      <text:p text:style-name="P20"/>
      <text:p text:style-name="P60"><text:span text:style-name="T27">2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26">alm-</text:span><text:span text:style-name="T27">portfolio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1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6">alm-</text:span><text:span text:style-name="T27">portfolio</text:span></text:p>
      <text:p text:style-name="P14">$ sudo mousepad indice.html</text:p>
      <text:p text:style-name="P20"/>
      <text:p text:style-name="P60"><text:span text:style-name="T27">3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26">alm-</text:span><text:span text:style-name="T27">soldagem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1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6">alm-</text:span><text:span text:style-name="T27">soldagem</text:span><text:span text:style-name="T18"> </text:span></text:p>
      <text:p text:style-name="P14">$ sudo mousepad indice.html</text:p>
      <text:p text:style-name="P20"/>
      <text:p text:style-name="P60"><text:span text:style-name="T27">4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27">apnode/static </text:span><text:span text:style-name="T4">em </text:span><text:span text:style-name="T2"><text:s/></text:span><text:span text:style-name="T16">home/antonio</text:span><text:span text:style-name="T3">:</text:span></text:p>
      <text:p text:style-name="P61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7">apnode/static </text:span></text:p>
      <text:p text:style-name="P59"><text:span text:style-name="T37">$ sudo mousepad ind</text:span><text:span text:style-name="T38">ex</text:span><text:span text:style-name="T37">.html</text:span></text:p>
      <text:p text:style-name="P21"/>
      <text:p text:style-name="P62"><text:span text:style-name="T28">5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27">ap</text:span><text:span text:style-name="T28">ostilas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3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8">apostilas</text:span></text:p>
      <text:p text:style-name="P63"><text:span text:style-name="T7">$ sudo mousepad </text:span><text:span text:style-name="T8">apostilaeletro</text:span><text:span text:style-name="T7">.html</text:span></text:p>
      <text:p text:style-name="P22"/>
      <text:p text:style-name="P64"><text:span text:style-name="T29">6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29">compuredes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5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29">compuredes</text:span></text:p>
      <text:p text:style-name="P65"><text:span text:style-name="T7">$ sudo mousepad </text:span><text:span text:style-name="T9">index</text:span><text:span text:style-name="T7">.html</text:span></text:p>
      <text:p text:style-name="P23"/>
      <text:p text:style-name="P66"><text:span text:style-name="T30">7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30">datasheet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7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30">datasheet</text:span></text:p>
      <text:p text:style-name="P67"><text:span text:style-name="T7">$ sudo mousepad </text:span><text:span text:style-name="T9">index</text:span><text:span text:style-name="T7">.html</text:span></text:p>
      <text:p text:style-name="P23"/>
      <text:p text:style-name="P66"><text:span text:style-name="T30">8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30">ebook_amp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7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30">ebook_amp</text:span></text:p>
      <text:p text:style-name="P67"><text:span text:style-name="T7">$ sudo mousepad </text:span><text:span text:style-name="T10">indice</text:span><text:span text:style-name="T7">.html</text:span></text:p>
      <text:p text:style-name="P23"/>
      <text:p text:style-name="P66"><text:span text:style-name="T31">9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30">ebook_cap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7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30">ebook_cap</text:span></text:p>
      <text:p text:style-name="P67"><text:span text:style-name="T7">$ sudo mousepad </text:span><text:span text:style-name="T10">indice</text:span><text:span text:style-name="T7">.html</text:span></text:p>
      <text:p text:style-name="P23"/>
      <text:p text:style-name="P66"><text:span text:style-name="T31">10</text:span><text:span text:style-name="T23"> </text:span><text:span text:style-name="T1">– </text:span><text:span text:style-name="T7">Editar </text:span><text:span text:style-name="T2">arquivos d</text:span><text:span text:style-name="T4">a pasta </text:span><text:span text:style-name="T30">ebook_res</text:span><text:span text:style-name="T18"> </text:span><text:span text:style-name="T4">em </text:span><text:span text:style-name="T2"><text:s/></text:span><text:span text:style-name="T16">home/antonio</text:span><text:span text:style-name="T3">:</text:span></text:p>
      <text:p text:style-name="P67"><text:span text:style-name="T54">$ </text:span><text:span text:style-name="T62">cd</text:span><text:span text:style-name="T54"> </text:span><text:span text:style-name="T57">/home/antonio/</text:span><text:span text:style-name="T56">alm</text:span><text:span text:style-name="T58">hp</text:span><text:span text:style-name="T56">_com/</text:span><text:span text:style-name="T30">ebook_res</text:span></text:p>
      <text:p text:style-name="P67"><text:span text:style-name="T7">$ sudo mousepad </text:span><text:span text:style-name="T10">indice</text:span><text:span text:style-name="T7">.html</text:span></text:p>
      <text:p text:style-name="P24"/>
      <text:p text:style-name="P11"/>
      <text:p text:style-name="P11"/>
      <text:p text:style-name="P11"/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73" draw:display-name="Gradient 73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2H43M58S</meta:editing-duration>
    <meta:editing-cycles>154</meta:editing-cycles>
    <meta:generator>LibreOffice/6.4.7.2$Linux_X86_64 LibreOffice_project/40$Build-2</meta:generator>
    <dc:date>2024-05-15T18:19:03.997336543</dc:date>
    <meta:document-statistic meta:table-count="0" meta:image-count="0" meta:object-count="0" meta:page-count="4" meta:paragraph-count="88" meta:word-count="754" meta:character-count="6510" meta:non-whitespace-character-count="5768"/>
  </office:meta>
</office:document-meta>
</file>